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ambria" svg:font-family="Cambria, 'Times New Roman'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nl" fo:country="BE" fo:font-style="normal" style:text-underline-style="none" style:font-style-asian="normal" style:font-style-complex="normal"/>
    </style:style>
    <style:style style:name="P2" style:family="paragraph" style:parent-style-name="Standard">
      <style:text-properties fo:language="nl" fo:country="BE" fo:font-style="normal" style:text-underline-style="none" officeooo:paragraph-rsid="0004fa06" style:font-style-asian="normal" style:font-style-complex="normal"/>
    </style:style>
    <style:style style:name="P3" style:family="paragraph" style:parent-style-name="Standard">
      <style:text-properties fo:language="nl" fo:country="BE" fo:font-style="normal" style:font-style-asian="normal" style:font-style-complex="normal"/>
    </style:style>
    <style:style style:name="P4" style:family="paragraph" style:parent-style-name="Standard">
      <style:text-properties fo:language="nl" fo:country="BE" fo:font-style="normal" officeooo:paragraph-rsid="0004fa06" style:font-style-asian="normal" style:font-style-complex="normal"/>
    </style:style>
    <style:style style:name="P5" style:family="paragraph" style:parent-style-name="Standard">
      <style:text-properties fo:language="nl" fo:country="BE" fo:font-style="normal" fo:font-weight="bold" style:font-style-asian="normal" style:font-weight-asian="bold" style:font-style-complex="normal"/>
    </style:style>
    <style:style style:name="P6" style:family="paragraph" style:parent-style-name="Standard">
      <style:text-properties fo:language="nl" fo:country="B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fo:font-style="normal" officeooo:paragraph-rsid="0004fa06" style:font-style-asian="normal" style:font-style-complex="normal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paragraph-rsid="0004fa0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P14" style:family="paragraph" style:parent-style-name="Standard" style:master-page-name="Standard">
      <style:paragraph-properties style:page-number="auto"/>
      <style:text-properties fo:language="nl" fo:country="BE" fo:font-style="normal" style:font-style-asian="normal" style:font-style-complex="normal"/>
    </style:style>
    <style:style style:name="P15" style:family="paragraph" style:parent-style-name="Standard">
      <style:text-properties fo:language="nl" fo:country="BE" fo:font-style="normal" officeooo:paragraph-rsid="0004fa06" style:font-style-asian="normal" style:font-style-complex="normal"/>
    </style:style>
    <style:style style:name="P16" style:family="paragraph" style:parent-style-name="Standard">
      <style:text-properties fo:language="nl" fo:country="BE" fo:font-style="normal" style:text-underline-style="none" officeooo:rsid="0004fa06" officeooo:paragraph-rsid="0004fa06" fo:background-color="transparent" style:font-style-asian="normal" style:font-style-complex="normal"/>
    </style:style>
    <style:style style:name="P17" style:family="paragraph" style:parent-style-name="Standard">
      <style:text-properties fo:language="nl" fo:country="BE" fo:font-style="normal" style:text-underline-style="none" officeooo:paragraph-rsid="0004fa06" style:font-style-asian="normal" style:font-style-complex="normal"/>
    </style:style>
    <style:style style:name="P18" style:family="paragraph" style:parent-style-name="Standard">
      <style:text-properties fo:language="nl" fo:country="BE" fo:font-style="italic" fo:font-weight="normal" officeooo:paragraph-rsid="00066f6f" style:font-style-asian="italic" style:font-weight-asian="normal" style:font-style-complex="italic" style:font-weight-complex="normal"/>
    </style:style>
    <style:style style:name="P19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paragraph-rsid="00066f6f"/>
    </style:style>
    <style:style style:name="P21" style:family="paragraph" style:parent-style-name="List_20_Paragraph" style:list-style-name="L1">
      <style:text-properties fo:language="nl" fo:country="BE" fo:font-style="normal" style:font-style-asian="normal" style:font-style-complex="normal"/>
    </style:style>
    <style:style style:name="P22" style:family="paragraph" style:parent-style-name="Horizontal_20_Line">
      <style:text-properties fo:font-style="normal" style:font-style-asian="normal" style:font-style-complex="normal"/>
    </style:style>
    <style:style style:name="P23" style:family="paragraph" style:parent-style-name="Horizontal_20_Line">
      <style:text-properties officeooo:paragraph-rsid="00066f6f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066f6f" style:font-style-asian="italic" style:font-weight-asian="normal" style:font-style-complex="italic" style:font-weight-complex="normal"/>
    </style:style>
    <style:style style:name="T3" style:family="text">
      <style:text-properties fo:language="nl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4fa06" style:font-weight-asian="bold"/>
    </style:style>
    <style:style style:name="T7" style:family="text">
      <style:text-properties officeooo:rsid="0004fa06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66f6f"/>
    </style:style>
    <style:style style:name="T10" style:family="text">
      <style:text-properties officeooo:rsid="00066f6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66f6f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66f6f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ienvenue à tous.</text:p>
      <text:p text:style-name="P3">Si vous êtes un nouvel arrivant ou si vous n’avez assisté à aucune de mes conférences sachez que je m’appelle Bernard Loizeau et que je vous invite à rejoindre une communauté de savoir et de compétences au service d’une utopie : </text:p>
      <text:p text:style-name="P5">Notre devenir à tous et la façon dont il s’exprimera au travers de nos futures habitations. </text:p>
      <text:p text:style-name="P3">Dans cette nouvelle communauté, chacun de vous a une place à prendre, un rôle à jouer. N’attendez plus, et rejoignez<text:span text:style-name="T7">-</text:span>moi! </text:p>
      <text:p text:style-name="P7">Si toutefois, vous ne désirez pas rejoindre la communauté, vous pouvez rester simple observateur de nos entrevues. Il sera toujours temps de nous rejoindre plus tard. </text:p>
      <text:p text:style-name="P8">Entrez, n’ayez pas peur ! La seule chose que nous ayons à craindre, c’est qu’au pire ça marche!</text:p>
      <text:p text:style-name="P4">Bernard Loizeau</text:p>
      <text:p text:style-name="P12">Rejoignez la communauté / P<text:span text:style-name="T7">oursuivre en observateur</text:span></text:p>
      <text:p text:style-name="P11">Entrez votre adresse email (champ)</text:p>
      <text:p text:style-name="P13">Rejoindre</text:p>
      <text:p text:style-name="P22"/>
      <text:p text:style-name="P7">Merci pour votre inscription. Un email vient de vous être envoy<text:span text:style-name="T7">é</text:span>. Pour confirmer votre inscription, veuillez cliquer sur le lien que vous y trouverez. </text:p>
      <text:p text:style-name="Horizontal_20_Line"/>
      <text:p text:style-name="P2">Merci <text:span text:style-name="T7">de rejoindre notre communauté I wanna live after the walls</text:span>! </text:p>
      <text:p text:style-name="P1"><text:span text:style-name="T7">En cliquant ci-dessous vous confirmez votre inscription et vous</text:span> êtes désormais membre de la communauté.</text:p>
      <text:p text:style-name="P16">Confirmer mon inscription</text:p>
      <text:p text:style-name="P2">Je vous invite dès à présent à rejoindre notre espace afin d’y poursuivre nos actions. </text:p>
      <text:p text:style-name="P4">Bernard Loizeau</text:p>
      <text:p text:style-name="Horizontal_20_Line"/>
      <text:p text:style-name="P3">Bienvenue à tous ! </text:p>
      <text:p text:style-name="P3">Je suis heureux que vous ayez répondu à mon invitation. </text:p>
      <text:p text:style-name="P3">Je vous propose de poursuivre ici, ensemble, notre réflexion, au travers d’une série de rendez-vous que nous partagerons, au fil du temps. </text:p>
      <text:p text:style-name="P7">Dans un premier temps, n<text:span text:style-name="T3">ous allons constituer, avec ceux qui le désirent, un premier cercle d’adhérents, qui pourra être ensuite rejoint, étendu, ou traversé, en tous sens et à tout moment par des nouveaux arrivants. Ainsi chacun de vous pourra prendre place au sein de la communauté, à sa guise. </text:span></text:p>
      <text:p text:style-name="P3">Pour <text:span text:style-name="T7">c</text:span>e faire, il est nécessaire de nous localiser et d’identifier nos compétences. C’est pourquoi je proposerai à chacun de vous de remplir le formulaire ci-joint et de me le renvoyer. Il me permettra de prendre la juste mesure de nos forces. </text:p>
      <text:p text:style-name="P4">N’attendez plus, engagez-vous! </text:p>
      <text:p text:style-name="P4">Bernard Loizeau</text:p>
      <text:p text:style-name="P3"><text:span text:style-name="T6">P</text:span><text:span text:style-name="T5">rofil recherch</text:span><text:span text:style-name="T6">é</text:span><text:span text:style-name="T5">s</text:span></text:p>
      <text:list xml:id="list8908184491" text:style-name="L1">
        <text:list-item>
          <text:p text:style-name="P21">Mathématicien</text:p>
        </text:list-item>
        <text:list-item>
          <text:p text:style-name="P21">Ingénieur</text:p>
        </text:list-item>
        <text:list-item>
          <text:p text:style-name="P21">Secrétaire</text:p>
        </text:list-item>
        <text:list-item>
          <text:p text:style-name="P21">Maçon </text:p>
        </text:list-item>
        <text:list-item>
          <text:p text:style-name="P21">Informaticien</text:p>
        </text:list-item>
        <text:list-item>
          <text:p text:style-name="P21">Intendant logistique</text:p>
        </text:list-item>
        <text:list-item>
          <text:p text:style-name="P21">Dessinateur ou cartographe</text:p>
        </text:list-item>
        <text:list-item>
          <text:p text:style-name="P21">Psychologue ou psychiatre</text:p>
        </text:list-item>
        <text:list-item>
          <text:p text:style-name="P21">Géologue</text:p>
        </text:list-item>
        <text:list-item>
          <text:p text:style-name="P21">Anthropologue</text:p>
        </text:list-item>
        <text:list-item>
          <text:p text:style-name="P21">Une personne capable de traduire nos conversations vers d’autres langues, prioritairement l’anglais. </text:p>
        </text:list-item>
      </text:list>
      <text:p text:style-name="P3">Monsieur Madame</text:p>
      <text:p text:style-name="P3">Nom :</text:p>
      <text:p text:style-name="P3">Prénom :</text:p>
      <text:p text:style-name="P3"><text:span text:style-name="T7">Â</text:span>ge :</text:p>
      <text:p text:style-name="P3">Compétence<text:span text:style-name="T7">s :</text:span></text:p>
      <text:p text:style-name="P3">Intérêts :</text:p>
      <text:p text:style-name="P3">Ville :</text:p>
      <text:p text:style-name="P3">Pays :</text:p>
      <text:p text:style-name="P3">Langue(s) pratiquée(s)<text:span text:style-name="T4"> :</text:span></text:p>
      <text:p text:style-name="P1">S'engager</text:p>
      <text:p text:style-name="Horizontal_20_Line"/>
      <text:p text:style-name="P7">Merci pour votre engagement! </text:p>
      <text:p text:style-name="P8">Le temps de nous rassembler et de cartographier ces informations et je reviens vers vous. Vous serez tenu informé de la parution d’un prochain bulletin par un e-mail. </text:p>
      <text:p text:style-name="P8">Bernard Loizeau</text:p>
      <text:p text:style-name="P23"/>
      <text:p text:style-name="P20"><text:span text:style-name="T1">Pour la suite, </text:span><text:span text:style-name="T2">menu</text:span><text:span text:style-name="T13"> </text:span></text:p>
      <text:list xml:id="list287669001" text:style-name="L2">
        <text:list-item>
          <text:p text:style-name="P19"><text:span text:style-name="T10">R</text:span>ejoignez la communaut<text:span text:style-name="T10">é</text:span></text:p>
        </text:list-item>
        <text:list-item>
          <text:p text:style-name="P19"><text:span text:style-name="T10">C</text:span>onsultez les dates de mes prochaines conf<text:span text:style-name="T10">é</text:span>rences</text:p>
        </text:list-item>
        <text:list-item>
          <text:p text:style-name="P19"><text:span text:style-name="T10">É</text:span>crivez-moi</text:p>
        </text:list-item>
        <text:list-item>
          <text:p text:style-name="P19"><text:span text:style-name="T10">E</text:span>ngagez-vous</text:p>
        </text:list-item>
      </text:list>
      <text:p text:style-name="P23"/>
      <text:p text:style-name="P18"><text:span text:style-name="T8">2e </text:span><text:span text:style-name="T9">épisode</text:span><text:span text:style-name="T8"> </text:span><text:span text:style-name="T9">-</text:span><text:span text:style-name="T8"> juin</text:span></text:p>
      <text:p text:style-name="P6">Bienvenue à tous ! </text:p>
      <text:p text:style-name="P10">Je suis heureux de vous retrouver<text:span text:style-name="T3"> </text:span></text:p>
      <text:p text:style-name="P6">Je voudrais dès à présent vous inviter à communier avec moi sur notre devenir à tous et sur la façon dont il s’exprimera au travers de nos habitations.</text:p>
      <text:p text:style-name="P10">Pour mener à bien cette aventure, nous devons établir une correspondance régulière qui constituera la base de notre histoire et la condition de notre réussite.</text:p>
      <text:p text:style-name="P10"><text:span text:style-name="T3">Souvenez-vous : le</text:span> meilleur moyen de connaitre notre avenir, c’est de l’écrire nous même. Et cette fois les mains qui écriront seront les vôtres !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ambria" svg:font-family="Cambria, 'Times New Roman'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orphans="0" fo:widows="0" fo:hyphenation-ladder-count="no-limit" style:writing-mode="lr-tb"/>
      <style:text-properties style:use-window-font-color="true" style:font-name="Cambria" fo:font-size="12pt" fo:language="en" fo:country="GB" style:font-name-asian="Cambria" style:font-size-asian="12pt" style:language-asian="zh" style:country-asian="CN" style:font-name-complex="Cambri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.139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Cambria" style:font-name-asian="Cambria" style:font-name-complex="Times New Roman"/>
    </style:style>
    <style:style style:name="Absatz-Standardschriftart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sfraulein</meta:initial-creator>
    <meta:creation-date>2013-05-09T10:26:00</meta:creation-date>
    <dc:creator>Pierre Huyghebaert</dc:creator>
    <dc:date>2013-05-09T23:39:33</dc:date>
    <meta:editing-cycles>7</meta:editing-cycles>
    <meta:editing-duration>PT25M</meta:editing-duration>
    <meta:generator>LibreOffice/3.6$Linux_x86 LibreOffice_project/360m1$Build-2</meta:generator>
    <meta:document-statistic meta:table-count="0" meta:image-count="0" meta:object-count="0" meta:page-count="1" meta:paragraph-count="59" meta:word-count="548" meta:character-count="3310" meta:non-whitespace-character-count="2815"/>
    <meta:user-defined meta:name="Info 1"/>
    <meta:user-defined meta:name="Info 2"/>
    <meta:user-defined meta:name="Info 3"/>
    <meta:user-defined meta:name="Info 4"/>
  </office:meta>
</office:document-meta>
</file>